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8.255cm"/>
    </style:style>
    <style:style style:name="Table1.1" style:family="table-row">
      <style:table-row-properties style:keep-together="true" fo:keep-together="auto"/>
    </style:style>
    <style:style style:name="Table1.A1" style:family="table-cell">
      <style:table-cell-properties fo:padding="0cm" fo:border="none"/>
    </style:style>
    <style:style style:name="P1" style:family="paragraph" style:parent-style-name="Standard">
      <style:paragraph-properties loext:contextual-spacing="false" fo:margin-top="0cm" fo:margin-bottom="0cm" fo:line-height="100%" fo:text-align="end" style:justify-single-word="false"/>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fo:font-size="12pt" style:font-size-asian="12pt" style:font-size-complex="12pt"/>
    </style:style>
    <style:style style:name="P4"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5" style:family="paragraph" style:parent-style-name="Standard">
      <style:paragraph-properties loext:contextual-spacing="false" fo:margin-top="0cm" fo:margin-bottom="0cm" fo:line-height="100%" fo:text-align="end" style:justify-single-word="false"/>
      <style:text-properties fo:font-size="12pt" style:font-size-asian="12pt" style:font-size-complex="12pt"/>
    </style:style>
    <style:style style:name="P6" style:family="paragraph" style:parent-style-name="Standard">
      <style:paragraph-properties loext:contextual-spacing="false" fo:margin-top="0cm" fo:margin-bottom="0cm" fo:line-height="200%" fo:text-align="center" style:justify-single-word="false"/>
      <style:text-properties fo:font-size="12pt" style:font-size-asian="12pt" style:font-size-complex="12pt"/>
    </style:style>
    <style:style style:name="P7" style:family="paragraph" style:parent-style-name="Standard">
      <style:paragraph-properties loext:contextual-spacing="false" fo:margin-top="0cm" fo:margin-bottom="0cm" fo:line-height="1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8"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9"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P10" style:family="paragraph" style:parent-style-name="Standard">
      <style:paragraph-properties loext:contextual-spacing="false" fo:margin-left="0cm" fo:margin-right="0cm" fo:margin-top="0cm" fo:margin-bottom="0cm" fo:line-height="200%" fo:text-indent="1.27cm" style:auto-text-indent="false"/>
    </style:style>
    <style:style style:name="P11"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P12" style:family="paragraph" style:parent-style-name="Standard">
      <style:paragraph-properties loext:contextual-spacing="false" fo:margin-left="0cm" fo:margin-right="0cm" fo:margin-top="0cm" fo:margin-bottom="0cm" fo:line-height="200%" fo:text-indent="1.27cm" style:auto-text-indent="false"/>
      <style:text-properties fo:font-size="12pt" fo:font-style="italic" style:font-size-asian="12pt" style:font-style-asian="italic" style:font-size-complex="12pt"/>
    </style:style>
    <style:style style:name="P13" style:family="paragraph" style:parent-style-name="Standard">
      <style:paragraph-properties loext:contextual-spacing="false" fo:margin-left="0cm" fo:margin-right="0cm" fo:margin-top="0cm" fo:margin-bottom="0cm" fo:line-height="200%" fo:text-indent="1.27cm" style:auto-text-indent="false"/>
      <style:text-properties fo:font-size="12pt" fo:font-style="italic" style:font-size-asian="12pt" style:font-style-asian="italic" style:font-size-complex="12pt" style:font-style-complex="italic"/>
    </style:style>
    <style:style style:name="P14"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solid" style:text-underline-width="auto" style:text-underline-color="font-color" style:font-size-asian="12pt" style:font-size-complex="12pt"/>
    </style:style>
    <style:style style:name="P15"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none" style:font-size-asian="12pt" style:font-size-complex="12pt"/>
    </style:style>
    <style:style style:name="P16" style:family="paragraph" style:parent-style-name="Standard">
      <style:paragraph-properties loext:contextual-spacing="false" fo:margin-left="0cm" fo:margin-right="0cm" fo:margin-top="0cm" fo:margin-bottom="0cm" fo:line-height="200%" fo:text-indent="1.27cm" style:auto-text-indent="false"/>
      <style:text-properties fo:font-size="12pt" fo:font-style="normal" style:font-size-asian="12pt" style:font-style-asian="normal" style:font-size-complex="12pt" style:font-style-complex="normal"/>
    </style:style>
    <style:style style:name="P17" style:family="paragraph" style:parent-style-name="Standard">
      <style:paragraph-properties fo:margin-left="0cm" fo:margin-right="0cm" fo:line-height="200%" fo:text-indent="1.27cm" style:auto-text-indent="false"/>
      <style:text-properties fo:font-size="12pt" style:font-size-asian="12pt" style:font-size-complex="12pt"/>
    </style:style>
    <style:style style:name="P18" style:family="paragraph" style:parent-style-name="Standard" style:master-page-name="First_20_Page">
      <style:paragraph-properties loext:contextual-spacing="false" fo:margin-left="0cm" fo:margin-right="0cm" fo:margin-top="0cm" fo:margin-bottom="0cm" fo:line-height="115%"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9"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P20"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le1" table:style-name="Table1">
        <table:table-column table:style-name="Table1.A" table:number-columns-repeated="2"/>
        <table:table-row table:style-name="Table1.1">
          <table:table-cell table:style-name="Table1.A1" office:value-type="string">
            <text:p text:style-name="P3">Your name</text:p>
            <text:p text:style-name="P3">Your address</text:p>
            <text:p text:style-name="P3">Your phone number</text:p>
            <text:p text:style-name="P3">Your email address</text:p>
            <text:p text:style-name="P3"/>
            <text:p text:style-name="P3"/>
            <text:p text:style-name="P3"/>
          </table:table-cell>
          <table:table-cell table:style-name="Table1.A1" office:value-type="string">
            <text:p text:style-name="P5">6,100 words</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8"/>
      <text:p text:style-name="P4">FINAL AVTAR</text:p>
      <text:p text:style-name="P8"/>
      <text:p text:style-name="P4">by <text:bookmark text:name="bookmark=id.gjdgxs"/>Deepak</text:p>
      <text:p text:style-name="P4"/>
      <text:p text:style-name="P11">The River is black. Pitch black like tar, like some clogged sewer. The hoofs of my mare sunk in the wet sand as she walked on the banks opposite of it's flow. <text:s/>Heat enough to wet my shirt and the air foul enough to burn the nose. Flakes of charred flesh swimmed in it. Something I seldom sniffed but now practically taste as they sear on face. A reward for sticking around him. Well, he calls it a reward or adventure or whatever flowery words he uses to describe what it actually is - Hell. </text:p>
      <text:p text:style-name="P11">Only the second day of our journey and it will take 4 more out of my life. The thought churned the stomach. If not for the calmness of Devdutt I would have been bucked long ago. I brushed and patted her soft ash mane.</text:p>
      <text:p text:style-name="P11"><text:soft-page-break/></text:p>
      <text:p text:style-name="P11">"Good girl" </text:p>
      <text:p text:style-name="P11"/>
      <text:p text:style-name="P11">She neighed softly. </text:p>
      <text:p text:style-name="P11"/>
      <text:p text:style-name="P11">"Don't take it to extreme. It's going to be a long ride, girl." </text:p>
      <text:p text:style-name="P11"/>
      <text:p text:style-name="P6">#<text:bookmark text:name="bookmark=id.30j0zll"/></text:p>
      <text:p text:style-name="P11">On the next day the waters changed. Not black, not dead but nearly there. Branches, piss, ashes, even bodies floated on the grimy surface. Their wet tattered clothes revealed the blue bloated skin underneath. Budged veins carrying congealed blood were ready to burst. But even if they did, it'll not be enough to spread even a smidge of redness in the muddy waters. Not that it would matter anyway. <text:s/>Fine cuts ran on their swollen legs and belly. One of them, A man in his forties, had only one eye. The soul behind it long gone. Now it just stared back, blank, white...dead. The other eye was gouged out or destroyed? I couldn't make out. He slowly drifted away in it's gooey current as we ascended along the sandy banks. I dared not look back. </text:p>
      <text:p text:style-name="P11"/>
      <text:p text:style-name="P10"><text:span text:style-name="T1">Devotees used to bathe here once. Drink from this once! </text:span><text:span text:style-name="T2">Live here once! We were walking among dead memories. Broken </text:span><text:soft-page-break/><text:span text:style-name="T2">boats, rusting engines, spilled oil and collapsed buildings destroyed what once was home for many. Corpse of a once thriving and bright city. Now just a desolate ruin.</text:span><text:span text:style-name="T1"> A place familiar to me through images only. </text:span></text:p>
      <text:p text:style-name="P10"><text:span text:style-name="T2">I popped a gum in my mouth as snow fell around us. Yet instead of chilling the skin, it </text:span><text:span text:style-name="T1">burned it. It wasn't snow, It was ash and flakes of embers. Motes of it hung around. I tried not to open my mouth. Didn't wanted to ruin what I chew. Didn't wanted to smell burned rubber. To a normal child, once this would have been too much to see but now it just makes me numb, it makes me long for a time where I could be one of those child. Play, Bathe, cry and watch the sun with them as it sets over the mountains, illuminating the whole valley in gold. You could only see it in photos now. And in the memories of my Guru.</text:span><text:span text:style-name="T2"> </text:span></text:p>
      <text:p text:style-name="P11"/>
      <text:p text:style-name="P11">"They used to skip stone here..." I whispered remembering an illustration. My grip tightened, nails dug in the palm. I averted the gaze and followed a man ahead of me. But my ears could still hear the slimy waters and it's screams.</text:p>
      <text:p text:style-name="P11"/>
      <text:p text:style-name="P11">Yesterday Ganges, the river in front and the one I pitied was dead. It's black current moving at a snails pace. But here!? Today!? She cried. <text:span text:style-name="T5">Help!</text:span> Like she knew what awaited her down the stream. And it terrified her. She was dying. Poisoned throughout <text:soft-page-break/>the years but still struggling to live like everything else. Is this what Bhagirath dreamed of when he brought it here? To endure torture? To be sullied? She was suppose to be a...</text:p>
      <text:p text:style-name="P11"/>
      <text:p text:style-name="P10"><text:span text:style-name="T1">"What are you doing?" The old man turned his stallion and gazed at me. He fed some peas to His brown horse. Almost the same shade as the river beside him. His ride was bigger, Older than Devdutt. Her big brother. While she was still growing, he had already past his prime like his rider. The narrow black eyes gazed down, both anger and disappointment in them. Only my teacher can muster both emotions on one face. Something clearly mastered over the years. Over the many pupils he had. I wondered how many though? How many more endured like I have? And how many of them survived? Whatever and wherever they were, for now he only had one. </text:span><text:span text:style-name="T3">ME! </text:span><text:span text:style-name="T2">His only </text:span><text:span text:style-name="T1">disciple. </text:span><text:span text:style-name="T2">Tailing under the shadow of his safety. And I would've continued doing it if only things around me didn't changed so fast that they made me want to vomit.</text:span></text:p>
      <text:p text:style-name="P11"/>
      <text:p text:style-name="P11">"They used to pray at this very spot, didn't they?" I said not looking at him. There was still a feeble calmness here compare to other places. An echo of a time long past. "I've seen the illustrations in Shambala."</text:p>
      <text:p text:style-name="P11"/>
      <text:p text:style-name="P11">"We can't dally much longer, kid."</text:p>
      <text:p text:style-name="P11"><text:soft-page-break/></text:p>
      <text:p text:style-name="P11">"Can't we save her somehow, Ram?" I yanked the reins on Devdutt. She settled down after a whimpering neigh. She always settled down under my control, eventually.</text:p>
      <text:p text:style-name="P11"/>
      <text:p text:style-name="P11">"No one can revive the dead, boy. And no one should."</text:p>
      <text:p text:style-name="P11"/>
      <text:p text:style-name="P11">"You can!" I blurted out to say the least. I was naive then. A fool, who believed anyone with a smile. </text:p>
      <text:p text:style-name="P11"/>
      <text:p text:style-name="P11">“There are differences between a child and a river, kid. ”</text:p>
      <text:p text:style-name="P11"/>
      <text:p text:style-name="P11">"She is alive!" I provoked. Fool! "Can't you see!? She still lives. We can still salvage..."</text:p>
      <text:p text:style-name="P11"/>
      <text:p text:style-name="P11">"And do you think she wants that!?" We talked as if the river was not a thing but a person. The chestnut stallion stopped suddenly in front me. Whatever bit of heat I felt from the sharp wind was gone now. Bones shook, hair stood on the neck. Pale and blue I looked up. His eyes seem to pierce like the Sun through an open window. They told me to stop and I did. I always did. </text:p>
      <text:p text:style-name="P11"/>
      <text:p text:style-name="P11"><text:soft-page-break/>Yet I didn't understand it. What did he meant? Why? I rarely did. The axe wielder never made it easy. But this time there were no hints either. No clues. No props. This was no lesson, no teaching. It was something close, something personal. Something I shouldn't probe.</text:p>
      <text:p text:style-name="P11"/>
      <text:p text:style-name="P11">I jumped down. The shoes sunk in the soft road. The dust danced between my toes as it seeped in the shoes. It was sticky, wet but warm. I looked for my shadow. It's sillouette, it's shape. But I couldn't find it. There wasn't any to find. There wasn't a sun in sky to cast it. Yet I felt warm. Devdutt neighed behind, scratching the snout on my shoulder. "I'm not going anywhere..." My fingers frisked through her long mane. She is in a way, the best girl I ever knew. The only one who never left me. Never broke me even when I did deserve it. The one who'll stick till the end. Till my last breath. </text:p>
      <text:p text:style-name="P11"/>
      <text:p text:style-name="P11">I set the shoes aside. Feet naked, muddy water running between them. The stench of rotting wood and corpse swirled around. And I wished for cold. A cold which could fill my nose with snot, so I can only feel it's waters when I closed my eyes.</text:p>
      <text:p text:style-name="P11"/>
      <text:p text:style-name="P11">" Standing here to mourn?" Garv, the elder stallion stopped behind me. Beside my mare, Devdutt. A small bit of foam around <text:soft-page-break/>his snout. I saw both of them nodding, nrighing, scratching each other. She is shorter than him, but Stronger. He was weaker but faster, experienced. I patted Devdutt. She’ll get there. I knew she would. There was still time to catch up. For her and for me. </text:p>
      <text:p text:style-name="P11"/>
      <text:p text:style-name="P11">My Guru, jumps down, massive feet slamming on the road. He stood a little behind, a little away. His feet dug deeper than mine. A man older than even the definition of old yet still looked not a day more than Sixty. He gazed at the slow paced waters. But not at what I was looking at. Not at the bodies, not at the plastics, not at the death but at the river itself. His poker face gave no reaction. As if he expected it or seen it countless times. Almost as if it was normal. But if things like this become normal for a man. When scenes like this stops making him care, cry or angry. Is the man even normal anymore? </text:p>
      <text:p text:style-name="P11"/>
      <text:p text:style-name="P11"><text:s/>I dared not ask the question? Instead I chose another...</text:p>
      <text:p text:style-name="P11"/>
      <text:p text:style-name="P11">"Where did we go wrong?" in a low pitch. The winds hurled the falling ash on my face. Both of our hairs have begun to look the same color. There wasn't much change on him. But when I looked down on my reflection, The man looking back was at least twenty years older. </text:p>
      <text:p text:style-name="P11"/>
      <text:p text:style-name="P11"><text:soft-page-break/>"Don't ask that question."</text:p>
      <text:p text:style-name="P11"/>
      <text:p text:style-name="P11"><text:s/><text:span text:style-name="T5">I didn't wanted too. </text:span><text:span text:style-name="T6"><text:s/>I dusted the ash off.</text:span></text:p>
      <text:p text:style-name="P16"/>
      <text:p text:style-name="P11"><text:s/>"The answer will lead you everywhere but the truth." He said, mortifying.</text:p>
      <text:p text:style-name="P11"/>
      <text:p text:style-name="P13">Yet I still want to know.</text:p>
      <text:p text:style-name="P11"/>
      <text:p text:style-name="P11">"And that is..."</text:p>
      <text:p text:style-name="P11"/>
      <text:p text:style-name="P11">"We failed." The words were blunt. “It began somewhere by someone. I don't know when but it was in my life and I couldn't stop it.</text:p>
      <text:p text:style-name="P11">"No one will accept it. No one wants to. The guilt is too heavy to pull all your life. A mistake we can’t reverse."</text:p>
      <text:p text:style-name="P11"/>
      <text:p text:style-name="P11">"And you have?" The guru didn't answer, he turned and climbed Garv. I liked that. Some answers were too scary to know.</text:p>
      <text:p text:style-name="P11"/>
      <text:p text:style-name="P11">“We'll stop here for the night. Find a house with at least a partial roof.” He said trotting Garv to the ruined city.</text:p>
      <text:p text:style-name="P11"/>
      <text:p text:style-name="P11"><text:s/>I scrubbed whatever ash was left before joining him.</text:p>
      <text:p text:style-name="P11"><text:soft-page-break/><text:tab/><text:tab/><text:tab/><text:tab/><text:tab/> </text:p>
      <text:p text:style-name="P9"/>
      <text:p text:style-name="P9"><text:tab/></text:p>
      <text:p text:style-name="P9"><text:tab/></text:p>
      <text:p text:style-name="P6">#<text:bookmark text:name="bookmark=id.1fob9te"/></text:p>
      <text:p text:style-name="P11">Now she was green. Not quite transparent but cleaner than she has ever been. Here she seemed to smile at the very least. A dreadful one but a smile nonetheless. My teacher told me last night, like every being she too is breathing, living. Like trees, like earth, like animals and like us, Ganga too is living or at least trying to. She ages like us. And time has not been kind to her as it had been to my Guru. So I stopped using 'it'. Instead I started calling her a 'she', a 'her'. A female. A mother. </text:p>
      <text:p text:style-name="P11"/>
      <text:p text:style-name="P11">"How old is she?"</text:p>
      <text:p text:style-name="P11"/>
      <text:p text:style-name="P11">"Older than me.." The horses struggled to move on the incline. The legs trudged through patches of snow and grass. Every we had to take shelters to keep them warm. I pulled out a blanket and spread it beneath the saddle on Devdutt. We only had two. I thought Guru would ask for it. But he just told me to use his on the horses. I would’ve used it on Garv. If I’d known what <text:soft-page-break/>would happen. Beside Devdutt required less but Garv was already pushing himself beyond what he usually carried. </text:p>
      <text:p text:style-name="P11"/>
      <text:p text:style-name="P11">Somehow he had taken a hit on his hind leg last night. There was a large gash which seemed to not heal, like a bite mark. Blood dripped no more thanks to treatment with the herbs we carried. But still it slowed the pace.</text:p>
      <text:p text:style-name="P11"/>
      <text:p text:style-name="P11">"We have to stop again. "</text:p>
      <text:p text:style-name="P11"/>
      <text:p text:style-name="P11">"Is he panting? " Each words created smoke in the air. The aire was getting colder and nights even more so. </text:p>
      <text:p text:style-name="P11"/>
      <text:p text:style-name="P11">"Soon..."</text:p>
      <text:p text:style-name="P11"/>
      <text:p text:style-name="P10"><text:span text:style-name="T1">The fire was small at start. It's light barely enough for a single man. But it grew as it ate more wood. The axe weilder had chopped down a thick trunk with a single slash almost as if it </text:span><text:span text:style-name="T1">were a plant not a tree. It was his favorite weapon and the one in which he was most adept. And he carried it on him always. His axe even had a name. </text:span><text:span text:style-name="T4">Asi! </text:span></text:p>
      <text:p text:style-name="P11"/>
      <text:p text:style-name="P11"><text:soft-page-break/>The russet leaves made for the bedding. The wood for fire. Horses drank the melted snow in the bowl near it as we sat down to make the horrible dinner.</text:p>
      <text:p text:style-name="P11"/>
      <text:p text:style-name="P11">"I only got a fox..." I drowned in the air. The lungs were struggling to stretch. Scratches, and light bruises ran throughout the body when I emerged from the bushes. Bites and claw marks from the dead animal. But the fox itself was not in good shape either. It's tail was gone and one of it's eyes was lost even before I caught it. </text:p>
      <text:p text:style-name="P11"/>
      <text:p text:style-name="P11">"2 hours of searching and I ony got a fox. Even if a half dead one." Even though we had a net for fishing, we never got to use it. There were none to do any.</text:p>
      <text:p text:style-name="P11"/>
      <text:p text:style-name="P11">"Presence of life is faint here..."</text:p>
      <text:p text:style-name="P11"/>
      <text:p text:style-name="P11">"No there is life. It's just not the ones we're used to." Anta grabbed the warm bowl his guru offered. He didn't pay attention to how the man looked at him.</text:p>
      <text:p text:style-name="P11"/>
      <text:p text:style-name="P11">"I felt something" I sipped it a little fast. "Winds rushed behind me as I killed it." He was pouring one for himself. <text:soft-page-break/>"Bastarda was hiding in his home..." he stopped midway and looked. </text:p>
      <text:p text:style-name="P11"/>
      <text:p text:style-name="P11">"Foxes hunt at night!"</text:p>
      <text:p text:style-name="P11"/>
      <text:p text:style-name="P11">"Exactly..." I nodded. "I don't know what it was. Didn't get a look. But whatever scared it." </text:p>
      <text:p text:style-name="P11"/>
      <text:p text:style-name="P11">I finally readied myself to dig in "It's fast. Faster than me. And stronger."</text:p>
      <text:p text:style-name="P11"/>
      <text:p text:style-name="P11">Bit's of bones floated in the stew. You can't hold the bowl for long so it rested in the lap for a while. It had thick consistency and chunky stale pieces of meat floated along with diced celery. There was barely any smell excluding that of grease. Still, it somehow was sweet and spicy. Or was it my hunger making it so?</text:p>
      <text:p text:style-name="P11"/>
      <text:p text:style-name="P11">Either way I filled the bowl again from the bubbling pot and glanced at the tired horses. Devdutt was eating the grass and Garv was already asleep.</text:p>
      <text:p text:style-name="P11"/>
      <text:p text:style-name="P11">"How old are you?"</text:p>
      <text:p text:style-name="P11"/>
      <text:p text:style-name="P11"><text:soft-page-break/>Guru raised his white eyebrows. He had barely eaten a bite. The man enjoyed vegan but rarely ate any flesh. Not unless it was the only option.</text:p>
      <text:p text:style-name="P11"/>
      <text:p text:style-name="P11">"In the morning you told me she was older than you. By how much? Where were you born? When were you born?"</text:p>
      <text:p text:style-name="P11"/>
      <text:p text:style-name="P10"><text:span text:style-name="T1">Guru smiles. One of the few rare occasion he ever did. He's old, ancient. I knew that. </text:span><text:span text:style-name="T3">But how much?</text:span></text:p>
      <text:p text:style-name="P11"/>
      <text:p text:style-name="P11">"I've trained many in my life."</text:p>
      <text:p text:style-name="P11">"I know.." Gravy dripped a little as I spoke.</text:p>
      <text:p text:style-name="P11">"I'm not talking about kids from Shambala." He said, frustrated. " I'm not a school teacher, Anta."</text:p>
      <text:p text:style-name="P11"/>
      <text:p text:style-name="P11">He looked down to the crackling fire then to the bowl in his hands. "There were <text:s/>only 4 including you in all my who I can be truly proud of. " He took a bite. The lips twisted with the slimey texture and spice.</text:p>
      <text:p text:style-name="P11"/>
      <text:p text:style-name="P11">"The first one was 8000 years ago. And the rest two were nearly 7000 years." He rested his hands" God, has it <text:s/>been this long?" <text:s/></text:p>
      <text:p text:style-name="P11"/>
      <text:p text:style-name="P11"><text:soft-page-break/>"The world used to mean something back then. Even to me. When gods were still alive. When I had any interest in it"</text:p>
      <text:p text:style-name="P11"/>
      <text:p text:style-name="P11">My mouth was full and it wanted more. My stomach grumbled, lips parched. Yet the hands froze mid way between the bowl and it. He was feeding me something more tasty, more juicy than what I had in my hands. Things my mother used to tell in tales. But was it a lie? A prank? I looked. Desperately. For a smug smile. Any crackle or chuckle, a crack on his poker face indicative of the lame joke he's trying to pull off. But it never came. The silence only cemented his words. His truth.</text:p>
      <text:p text:style-name="P11"/>
      <text:p text:style-name="P11">I placed the still warm bowl on the lap. "Who were they? Who are you?" Some drops spilled on the ground from the tilted bowl. </text:p>
      <text:p text:style-name="P11"/>
      <text:p text:style-name="P11">His smile came back. "The stories I've told you...are history, Anta. Not myths or legends. The greatest war happened. Civilisations were devastated. My students died. Tricked, deceived, betrayed. All of them. I've fought myths, gods and monsters alike. Even clashed with them. Lived through forgotten epics. And in between had budding love too. Though it was only as brief as the dew in the morning." He didn't pick his bowl <text:soft-page-break/>that night again. <text:s/>"Heard many prophecies, some already happened. A very few are still about to."</text:p>
      <text:p text:style-name="P11"/>
      <text:p text:style-name="P11">"Who ...you...are?" I stumbled with words.</text:p>
      <text:p text:style-name="P9"/>
      <text:p text:style-name="P11">"Seven sages. " He looked at the sky. "There is used to be a constellation you could see which depicted them. Seven stars for seven names. Of course it didn't meant anything other than to remember their names. An immortal way to remember those immortal men. "</text:p>
      <text:p text:style-name="P11"/>
      <text:p text:style-name="P11">I gazed up. Grey clouds is all I've seen since I left Shambala. Sometimes they bunch together and become something akin to the river I've seen. Black, heavy and ready to burst in rain. Thankfully it hadn't drizzled for a week now. Or the slippery sloves of this trek would've become more strenuous. </text:p>
      <text:p text:style-name="P11"/>
      <text:p text:style-name="P17">"But I can't see any of them." </text:p>
      <text:p text:style-name="P11"/>
      <text:p text:style-name="P11">"You will. " He replied, scratching his trimmed beard. Now clean it's become black again. It's true color. He stood up coming close to me. "At least you have seen one already. " He placed his hands on my shoulders as he sat down on the log. The face had a lighter hue, due to the tangerine fire. The short <text:soft-page-break/>hair and trimmed beard was getting out of control. Something he'd never let happen. Too disciplined for it to let it happen.</text:p>
      <text:p text:style-name="P11"/>
      <text:p text:style-name="P11">"It's your destiny to find the rest six." The eyes widened and I spilled the soup, nearly dousing the flames. The hands trembled. The spoon shivering in my fingers. Devdutt neighed sensing it. </text:p>
      <text:p text:style-name="P11"/>
      <text:p text:style-name="P11">"How...How..." I stuttered. I stuttered for the first time in my 16 years. "...old are you?"</text:p>
      <text:p text:style-name="P11"/>
      <text:p text:style-name="P11">"If I'd celebrated my birthdays. Next year it'll be my 9,734th." His smug grin is still there.</text:p>
      <text:p text:style-name="P11"/>
      <text:p text:style-name="P11">"Lies!? How is it possible?" The ancient man(was he even a man?) grabbed my hands as I inched closer to the flames.</text:p>
      <text:p text:style-name="P11"/>
      <text:p text:style-name="P10"><text:span text:style-name="T1">"Have I ever aged in all your lifetime?" I shook my head slightly. "Do you see any additional wrinkles in all these years? " </text:span><text:span text:style-name="T3">No, I haven't but still...</text:span><text:span text:style-name="T2"> </text:span></text:p>
      <text:p text:style-name="P11"/>
      <text:p text:style-name="P11">"Bhishma…" he said suddenly. " Your mother told you about him."</text:p>
      <text:p text:style-name="P11">"My...my grandfather?" </text:p>
      <text:p text:style-name="P11"><text:soft-page-break/></text:p>
      <text:p text:style-name="P11">"No," He chuckled. "I'm talking about the name itself. Where does it come from?" His eyes grabbed me. There was a very rare light behind them. Something which wasn't before."The legend on which your grandfather was named after."</text:p>
      <text:p text:style-name="P11"/>
      <text:p text:style-name="P11">"The... immortal prince…" I said slowly and he nodded." He was cursed to never become king and when he tried to, he died. A story to tell you…." The world became a little fuzzy, wet. I could vaguely remember the silhouette of the woman. She was taller than most. I remembered that at least. Her face though? I just...no matter how hard I tried it just slips away like an eel. What did she look like?</text:p>
      <text:p text:style-name="P11"/>
      <text:p text:style-name="P11">"To tell you how greed kills a man. A children's tale. But where do you think his immortality came from?"</text:p>
      <text:p text:style-name="P11"/>
      <text:p text:style-name="P11">"The story is true…?"</text:p>
      <text:p text:style-name="P11"/>
      <text:p text:style-name="P11">"Not entirely… but so is the passage of time. It not only distorts and rots the world but people and truth too. The best way to preserve it is to either make it a poem or a children's tale." He continued " We learned it too late."</text:p>
      <text:p text:style-name="P11"/>
      <text:p text:style-name="P11"><text:soft-page-break/>"I've not known your mother Anta. But I do know her tales. Because I was in them. Bhisma..." He pulled me close. But I didn't sat back down. "Before you he was my student. And the one who was my equal. </text:p>
      <text:p text:style-name="P11">After him I rarely took any for a long time."</text:p>
      <text:p text:style-name="P11"/>
      <text:p text:style-name="P11">"Then how did he die and why take me. Why save me?" I finally asked using the opportunity.</text:p>
      <text:p text:style-name="P11"/>
      <text:p text:style-name="P11">"Like you, I too have gifts. But in my case they have long taken the shape of a curse. Which can only break after my last student." He pointed at me with the spoon. Bits of celery dripping from it.</text:p>
      <text:p text:style-name="P11"/>
      <text:p text:style-name="P11">"I don't have gifts like you."</text:p>
      <text:p text:style-name="P11"/>
      <text:p text:style-name="P11">"Were if that true kid." He looked at the white horse "How come Devdutt can sense your heart? How come I found you when you needed to be found? How can you summon my axe when no one else can? How come..."</text:p>
      <text:p text:style-name="P11"/>
      <text:p text:style-name="P11">"BECAUSE YOU TAUGHT ME!" <text:s/>Guru went silent for a moment. His face fixed on me, dissapointed. "You taught me to ride Devdutt. You taught me to summon your axe. And it was you who <text:soft-page-break/>found me, took care of me. It has always been YOU!" I stopped to catch the breath. The world around became blurry, wet. </text:p>
      <text:p text:style-name="P11"/>
      <text:p text:style-name="P11">"It was always you not me. I'm just a human. And you're a god. My God." My words sniffled. Face was red. I clenched the fist. The fingers were hot, boiling. And as it cooled down "You're immortal!?" I said and asked a the same time.</text:p>
      <text:p text:style-name="P11"/>
      <text:p text:style-name="P11">"Not immortal kid. Stuck. All the sages are stuck. Only you ..." he pointed at me. His index finger swing in air. "Only you are free. Dawn is near, but only one of us is allowed to see it."</text:p>
      <text:p text:style-name="P11"/>
      <text:p text:style-name="P11">............................................................................</text:p>
      <text:p text:style-name="P11"/>
      <text:p text:style-name="P11">"Are there other's like you?"</text:p>
      <text:p text:style-name="P11"/>
      <text:p text:style-name="P11">"Six. Only Six...some of them fair better too. Well at least better than me. While other's not so much. They too wait for you. Or if you see from the other perspective. You wait for them. It's your path, a destiny. You get to decide how it ends but you can't avoid it. You will not just bring in a new era. Your steps will also close the previous one. The one to which we all belong"</text:p>
      <text:p text:style-name="P11"><text:soft-page-break/></text:p>
      <text:p text:style-name="P11">The sun permeated the valley. It's reflectiong not only meting the ice but also sparkling it. I'd already seen three rainbows by the time of afternoon. <text:s/>We were getting close. </text:p>
      <text:p text:style-name="P11"/>
      <text:p text:style-name="P11">He had rarely talked about the past before today. There was only trainig and lessons. Then more training and more lessons. And then punishment if I delayed him or made any mistakes. Maybe this all still is but it was something I never knew about him. Something the world never knew about him. And I wanted him to keep talking..</text:p>
      <text:p text:style-name="P11"/>
      <text:p text:style-name="P11">"Is it you who gave me my name? Anta...it means End." I caught up to him, riding beside his horse. </text:p>
      <text:p text:style-name="P11"/>
      <text:p text:style-name="P11">"Was it for this purpose? Because you knew what I was? What I could do?"</text:p>
      <text:p text:style-name="P11"/>
      <text:p text:style-name="P11">"It's not your true name. I don't know what your mother called you by. When I found you your father was already gone." He turned his head. "I had to call you by something."</text:p>
      <text:p text:style-name="P11"/>
      <text:p text:style-name="P11">"So, Anta?"</text:p>
      <text:p text:style-name="P11"/>
      <text:p text:style-name="P11"><text:soft-page-break/>"Easier to remember."</text:p>
      <text:p text:style-name="P11"/>
      <text:p text:style-name="P11">"Yeah, like a tool. Better have named me stone or button."</text:p>
      <text:p text:style-name="P11"/>
      <text:p text:style-name="P11">"It wasn't like that"</text:p>
      <text:p text:style-name="P11"/>
      <text:p text:style-name="P11">"Then what it was. All these years. Hiding all of this beneath the slab stone of a heart. You never even told me... even gave me a hint. You didn't wanted me distracted. Thinking about my father, my mother. My family. Are they even alive? Or did you kill them too like you kill so many?"</text:p>
      <text:p text:style-name="P11"/>
      <text:p text:style-name="P11">"What do you think?" garv stopped suddenly. His face was plain. A poker face he had used many time. Yet this time the eyes were blank too, dead like a corpse. "Take a look aroud when you get back. The world we live in. Is it worth living in, living for? Why do you think everyone is betraying it? Why do you think you were born?"</text:p>
      <text:p text:style-name="P11"/>
      <text:p text:style-name="P11">"I'm not going to end the world. I'm not it's destructor." The hands tightened around the reings. Teeths gritting. Eyes like lava, red and wet.</text:p>
      <text:p text:style-name="P11"/>
      <text:p text:style-name="P11"><text:soft-page-break/>Garv moved once more when he tapped the belly with his boots "Then you doom us all." He said passing me by.</text:p>
      <text:p text:style-name="P11"/>
      <text:p text:style-name="P11">"What if I'm not ready?"</text:p>
      <text:p text:style-name="P11"/>
      <text:p text:style-name="P11">"No one ever is...Neither was I nor are you." He said as spontaneously a dark shadow jumped on him.</text:p>
      <text:p text:style-name="P11">........................................................................................................</text:p>
      <text:p text:style-name="P11"/>
      <text:p text:style-name="P11"/>
      <text:p text:style-name="P11">I layed on the ground when Garv went into the river. The poor sod, slipped on the weak sand on the bank and the waves carried him to a rock. It was over even before he could scream, even before he could breathe. In an instant like breaking a celery. My knees crackled as I stood watching the stuck body of the stallion thrashed by the <text:s/>foaming waters which soon turned burgundy. The visuals held my eyes but the ears focused on something else. Slices and slashes like the sounds of a lone guitar string rung in the air. Guru fought something invisible. He sliced the empty air yet it was not empty. Something blurry moved in it. Something hazy, Something grey.</text:p>
      <text:p text:style-name="P11"/>
      <text:p text:style-name="P11"><text:soft-page-break/>I fell flat eating the bland gravel as soon as I ran to help. Behind me was a blood trail mixed with dry mud. It spewed out from the left foot like large pus popping out. Somehow the dizziness, the confusion has taken the mind of it. But now when the eyes saw it, sensation of several pins struck me like sears of a tong. And it only grew hotter by the second. </text:p>
      <text:p text:style-name="P11"/>
      <text:p text:style-name="P11">I SCREAMED!</text:p>
      <text:p text:style-name="P11"/>
      <text:p text:style-name="P11">The throat dried out, but I didn't stop. Still flat on the rocky mud the eyes shot up to the grey clouds covering the sky. It was hard to move, the wound ran from the middle of the calf to the ankle and was covered in burning dirt and searing blood. What? And When? Was the only thing I could think. Actually, not even those. </text:p>
      <text:p text:style-name="P11"/>
      <text:p text:style-name="P11">But now I wasn't on the ground. My feet hung from the air. Without even moving a muscle, I flew like a heavy stone thrown elsewhere. The tug on the arm was intense, the grip tight as if intended to shatter the bones. Guru pulled me in the nick of time as the next attack missed with just a width of my prick. The black hazed thing looked at me growling. The beast, the monster whatever it was, it had black, abyssal black eyes. It body was transclucent and only his arms and eyes were opace. </text:p>
      <text:p text:style-name="P11"><text:soft-page-break/></text:p>
      <text:p text:style-name="P11">As the creature moved to dodging the axe heading for him it's skin shfted to mudd. Molding, <text:s/>matching the background but arms and eyes stayed black, locked on on me.</text:p>
      <text:p text:style-name="P11"/>
      <text:p text:style-name="P14">Camoflauge!?</text:p>
      <text:p text:style-name="P11"/>
      <text:p text:style-name="P10"><text:span text:style-name="T3">"</text:span><text:span text:style-name="T2">MOVE DAMNIT!</text:span><text:span text:style-name="T3">"</text:span></text:p>
      <text:p text:style-name="P11"/>
      <text:p text:style-name="P11"/>
      <text:p text:style-name="P11">His words slapped me back in the present. The slow moving world was gone and now the creatures moves were winds. Unseen, nearly invisble. You can't even hear him until he moves. </text:p>
      <text:p text:style-name="P11"/>
      <text:p text:style-name="P11">"Aah! Fuck" foam formed on my lips. I but it too hard as he slashed the same leg again.</text:p>
      <text:p text:style-name="P11"/>
      <text:p text:style-name="P11">Devedut's jaw grabbed my collar and pulled a second time as I avoided another slash which dug deep in the ground leaving a void hole in the place. </text:p>
      <text:p text:style-name="P11"/>
      <text:p text:style-name="P11">The pain was still in the back of the mind like a constant headache as I faught it. Devdutt turned and I <text:s/>rummaged through the saddle bag. </text:p>
      <text:p text:style-name="P11"><text:soft-page-break/></text:p>
      <text:p text:style-name="P11">The air buzzed around for a second. And I caught it in the nick of time. The axe, his axe was flying away right in front of my eyes. Knocked off from his hands, blood on it's wooden handle. And it went down in the valley vanished from our eyes. Devdutt neighed and and lifted her legs up.</text:p>
      <text:p text:style-name="P11"/>
      <text:p text:style-name="P11">"Calm girl calm." I hurried. Guru was bare hand now. While the beast had a sharp tail with which he slashed the air around him. Every slash sprung and made a lone string sound. The difficulty wasn't his fast speed. Guru was faster than him. It was his invisibility . The monster blended in the area well. </text:p>
      <text:p text:style-name="P11"/>
      <text:p text:style-name="P11"/>
      <text:p text:style-name="P11">Finally the hands landed on what I looked for and I pulled out the net we thought brought for fishing. And thought useless due to this muddy water. </text:p>
      <text:p text:style-name="P11"/>
      <text:p text:style-name="P11">I was somehow relieved for not throwing it away. Though I was the one who wanted to do it the most. Something which only increased the weight they carried as they climbed towards the mountains. The bundled up net spread out in a large area and caught the moving air. The invisible shape deformed to match that of the net. Strips of lines beneath lines. The creature <text:soft-page-break/>tried to become the net. He was fast, he was strong but he still had the mind of an animal. A beast through an through. A dumb creature. </text:p>
      <text:p text:style-name="P11"/>
      <text:p text:style-name="P11">Guru kicked him as he slashed his leg. The beast was stunned for only a moment. Enough time for my teacher to get out of the net. But He was strong I couldn't hold him for long as he struggled to get out. The net shook violently. And if he had any ounce of intelligence, he would use the tail blade to cut it entirely.</text:p>
      <text:p text:style-name="P11"/>
      <text:p text:style-name="P11">"QUICK!" he took the hold away. "Summon it!" he said.</text:p>
      <text:p text:style-name="P11"/>
      <text:p text:style-name="P11">I was still trying to breath, catch my breath. My hand shook, leg still bleeded. Even in this cold we both were sweating. He <text:s/>more than me.</text:p>
      <text:p text:style-name="P11"/>
      <text:p text:style-name="P11">"NOW!"</text:p>
      <text:p text:style-name="P11"/>
      <text:p text:style-name="P11">I breathed long extending my trembling hands. "ASI! COME TO ME!" Cold wisps gathered around. They touched the palm. A way for them to verify it was me. They were wet, dim, blue. But soon more swimmed in a small vortex and gree to take the shape which just flew in front of my eyes. </text:p>
      <text:p text:style-name="P11"><text:soft-page-break/></text:p>
      <text:p text:style-name="P10"><text:span text:style-name="T1">And it came. </text:span><text:span text:style-name="T3">Why did it came? </text:span><text:span text:style-name="T2">I asked in an instant. The hand became heavier. Cold drips fell from it. Blood still on them. Not mine.</text:span></text:p>
      <text:p text:style-name="P11"/>
      <text:p text:style-name="P10"><text:span text:style-name="T1">I grabbed it from both hands above the striped creature or a striped monster? </text:span><text:span text:style-name="T3">I'm not a destroyer. I do this to protect. </text:span></text:p>
      <text:p text:style-name="P12"/>
      <text:p text:style-name="P15">Even captured, even vulnerable it only growled never screamed. Black eyes still fix on him. And an Intent to kill radianting like heat of fire. </text:p>
      <text:p text:style-name="P11"/>
      <text:p text:style-name="P11">I let the axe down before the fear took hold. Right on the left eye. I was aiming between both of them but the heaviness of it deviated the strike. Still it was a fatal blow as familiar Grey smoke puffed out- <text:s/>Blood of demons.</text:p>
      <text:p text:style-name="P11"/>
      <text:p text:style-name="P10"><text:span text:style-name="T3">So it was a monster after all.</text:span><text:span text:style-name="T2"> </text:span></text:p>
      <text:p text:style-name="P11"/>
      <text:p text:style-name="P11">I held the breath following Guru. Trying not to inhale it. Until it dissipated, Until the monster shrinked in size. The hulking insect almost the same as Guru was even smaller than a cat as a corpse. No longer invisible, it's body shriveled up <text:soft-page-break/>with <text:s/>oak skin. The eyes were gone as if they never existed at all. Evaporated with the blood.</text:p>
      <text:p text:style-name="P11"/>
      <text:p text:style-name="P11">The Guru grip loosened and he fell down on the wet ground. He wasn't fainted, just taking a rest. A rest we both needed sorely.</text:p>
      <text:p text:style-name="P11">.........................................................</text:p>
      <text:p text:style-name="P11"/>
      <text:p text:style-name="P11">Anta struck the ground again. Guru refused the use of axe so he just used a thick stick stripped off from a branch. The only tool Anta can find to dig. The pit was deep enough for two big men to fit in. Anta was sweating like he had been through a rough rain. The boy was in a single undergarment in the snow. Even then he rarely felt it. The cold crystals melted as soon as they toughed the oak skin. Anta wiped his wet brow and shook the salt sweat off from hands and resumed. </text:p>
      <text:p text:style-name="P11"/>
      <text:p text:style-name="P11">"Stop! I think it's enough." The Guru carried the horse all by himself. They shouldn't have ignored the injury. It was a big mistake. Grimers usually take a small bit of their prey before deciding to attack. Before deciding if the trouble of doing so woud be worth enough. And The horse was their prey. When it died the grimer went berserk due to loss of his food. And attacked the next best thing. The student and his teacher. They both were <text:soft-page-break/>still in bad shape. The Guru more than the student. There were lacerations on his forearms. His knee has dislocated in the fight and blood still dripped ut of the bandages. Yet he refused to waste a day taking any rest. What was at the end of their journey? Anta can't answer it. But he did know whatever it was. It was fleeing, and after a day or two will be gone forever. Hence the agitation in every action his Guru took.</text:p>
      <text:p text:style-name="P11"/>
      <text:p text:style-name="P11">Guru placed the horse in the pit when Anta got out. He didn't needed any help. Even back in the Shambala he rarely asked for it being one of the bulkiest dudes in the city. He only need it when it came to stiching his clothes, or with spices for food. Something which were hard to come by as the years went on. </text:p>
      <text:p text:style-name="P11"/>
      <text:p text:style-name="P11">Anta waited for him to say something. A sudden wet lip licked his hair and warm air brushed passed his ears. Devdutt was neighing behind him. The ashen mane of his skidded in the light breeze. And although you can't tell where he was looking, Anta why he had came closer.</text:p>
      <text:p text:style-name="P11"/>
      <text:p text:style-name="P11">"Right, you two were together for over a week now. I'm sorry Dev." He brushed the soft mane. Even though they had been <text:soft-page-break/>on the road for a few days now. Devdutt's coat and mane was hardly scathed of any mud. They ever have been. </text:p>
      <text:p text:style-name="P11"/>
      <text:p text:style-name="P11">Like him she too was god given hence her name Devdutt which literally means 'Given by Gods.' <text:s/>Although Anta doesn't know which gods. Thos who were dead or the ones who wer on the brink of the same fate. His Guru knows but he never told him. </text:p>
      <text:p text:style-name="P11"/>
      <text:p text:style-name="P11">"You think there are others?"</text:p>
      <text:p text:style-name="P11"/>
      <text:p text:style-name="P11">"Hardly," he said "They don't travel in packs. Or else they would tear each other apart. We won't see another for at least a day...I hope."</text:p>
      <text:p text:style-name="P11"/>
      <text:p text:style-name="P11">The old man was busy burrying his ride beneath a buldging heap of dirt and mud. Most of it was pushed by him only while Anta helped little and devdutt nudged a small rock in. </text:p>
      <text:p text:style-name="P11"/>
      <text:p text:style-name="P11">"Too many" The teacher sighed when done. He looked at the grave as if something familiar. Something he was acustomed to. "We used to do it differently long ago. Immolation instead of burrying. And the ashes were collected for offering."</text:p>
      <text:p text:style-name="P11"/>
      <text:p text:style-name="P11">"Why not anymore?"</text:p>
      <text:p text:style-name="P11"><text:soft-page-break/></text:p>
      <text:p text:style-name="P11">The Guru turned to the grey sky. It wasn't the clouds which gave it the color. It was soot and ash. Thickness of air coagulates in the lungs and every breath takes a great amount then it used to. It was the first thing Anta felt since leaving Shambala but something he had seen since birth. And the answer to his question.</text:p>
      <text:p text:style-name="P11"/>
      <text:p text:style-name="P11">"The world is ending boy. Only you can salvage at least some of it."</text:p>
      <text:p text:style-name="P11"/>
      <text:p text:style-name="P11">"But you are much stronger than me. Lived through countless eras. Countless wars and civilisations like you said. So why ask me?"</text:p>
      <text:p text:style-name="P11"/>
      <text:p text:style-name="P11">"Because you're the only one who is free" he knelt down and softly grabbed the smalls houlders with his muddy hands. </text:p>
      <text:p text:style-name="P11"/>
      <text:p text:style-name="P11">"Don't get attached to this world, this cycle. It'll only make it more difficult. "</text:p>
      <text:p text:style-name="P11"/>
      <text:p text:style-name="P11">"But my mother lives here, my sister. YOU live here! How do I not do that?"</text:p>
      <text:p text:style-name="P11"/>
      <text:p text:style-name="P11"><text:soft-page-break/>His guru didn't answer turning away from his face as if hiding something in his eyes. The mans trimmed beard was getting out of shape by now. He would never let it go out of shape. He was too disciplined to let it happen. Then why? </text:p>
      <text:p text:style-name="P11"/>
      <text:p text:style-name="P11">"I'm sorry" it was a low whisper at first "I'm sorry" he said it again. "And we're almost out of time."</text:p>
      <text:p text:style-name="P11"/>
      <text:p text:style-name="P11"/>
      <text:p text:style-name="P6">#<text:bookmark text:name="bookmark=id.3znysh7"/></text:p>
      <text:p text:style-name="P10"><text:span text:style-name="T1">They were nearly there. Transparent water and somewhat breathable air flowed around them. Snow melted everywhere. </text:span><text:span text:style-name="T3">There is hardly any left. </text:span><text:span text:style-name="T2">Green patches of grass grew where once white frost ruled. Their reign was almost over and now the greenery was taking up the place. Bushes, grass and small plants thrived here. </text:span><text:span text:style-name="T3">They shouldn't though, right?</text:span><text:span text:style-name="T2"> It was a place of worship once. A place where none dared stay without ice crystal forming on their eyebrows. But Anta only wore a jacket now and he was fine. His Guru didn't even needed that. The man sat right behind him on Devdutt. Any other mare would've crumbled at this incline with this much weight. But devdutt wast built different. She was </text:span><text:span text:style-name="T2">amognst those exceptional horses who grew faster, taller and more reliable than others. </text:span></text:p>
      <text:p text:style-name="P11"/>
      <text:p text:style-name="P11"><text:soft-page-break/>But she too neighed a lot more after the reigns were taken from Anta's hands. They both grew up together. And it was hard for someone else to even tame her other than Anta, let alone ride.</text:p>
      <text:p text:style-name="P11"/>
      <text:p text:style-name="P11">"You ok?" </text:p>
      <text:p text:style-name="P11"/>
      <text:p text:style-name="P11">"Yeah I'm fine." Anta said. His scratched hands held the saddle as if his life depended on it. The leg was bandaged now but it still throbbed and shot jolts in the entire body from time to time. The translucent skin showed the buldged up blue veins beneath it.</text:p>
      <text:p text:style-name="P11"><text:s/></text:p>
      <text:p text:style-name="P11">"It's a misconception that by ignoring your pain one becomes strong..."</text:p>
      <text:p text:style-name="P11"/>
      <text:p text:style-name="P11">"I don't see you cry often."</text:p>
      <text:p text:style-name="P11"/>
      <text:p text:style-name="P11">"Doesn't mean I don't feel it. " The gruffy voice became stern. A teacher's voice.</text:p>
      <text:p text:style-name="P11"/>
      <text:p text:style-name="P11">"Accepting Pain, enduring it and overcoming the same makes you strong. Not ignoring it."</text:p>
      <text:p text:style-name="P11"/>
      <text:p text:style-name="P11"><text:soft-page-break/>"I'm not." Guru didn't said anything in response.</text:p>
      <text:p text:style-name="P11"/>
      <text:p text:style-name="P11">"I may not be there in your need all the time. Don't think of me as your mother. Even less as a father. So.."</text:p>
      <text:p text:style-name="P11"/>
      <text:p text:style-name="P11">"Still " he interuppted "You're the closest thing I have to both."</text:p>
      <text:p text:style-name="P11"/>
      <text:p text:style-name="P11">"You've chosen wrong."</text:p>
      <text:p text:style-name="P11"/>
      <text:p text:style-name="P11">"I didn't had any options.." he chuckled. Through the corner of the eye he saw the Guru smile.</text:p>
      <text:p text:style-name="P11"/>
      <text:p text:style-name="P11">Devdutt struggled to climb more. Her hoofs were slipping on the snow. </text:p>
      <text:p text:style-name="P11"/>
      <text:p text:style-name="P11">"We've to get off." They both jumped down and Devdutt neighed in relief. She shook her head, snow fell down from her ashen mane covering the eyes. Anta grabbed the reins and lead her with him following his Guru. </text:p>
      <text:p text:style-name="P11"/>
      <text:p text:style-name="P11">"This place will give you your new name boy. A new purpose."</text:p>
      <text:p text:style-name="P11"/>
      <text:p text:style-name="P11">"But I already have both. Anta and to follow you."</text:p>
      <text:p text:style-name="P11"><text:soft-page-break/></text:p>
      <text:p text:style-name="P11">"Both of them will be taken from you. Anta is something I gave you. Not your true name. And I will not be there for you to follow. You will surpass me one day. And then you will lead."</text:p>
      <text:p text:style-name="P11"/>
      <text:p text:style-name="P11">"I can't see a future like that.." He said softly, elighted.</text:p>
      <text:p text:style-name="P11"/>
      <text:p text:style-name="P11">"You will soon. I've made sure of it. She has made sure of it. Look"</text:p>
      <text:p text:style-name="P11"/>
      <text:p text:style-name="P11">The Guru pointed dead ahead. The snow covered lake was like a smooth liquid silver lying on the floor. It sparkled. Stream of pure bone freezing water left it from on point. The point at which they stood. It was cold yet soothing. Like a blanket of comfort in the winter. What was this place? It seemed to humm, the air here talked with Anta. They waited for both of them it said.</text:p>
      <text:p text:style-name="P11"/>
      <text:p text:style-name="P11">"You're finally here. " Someone stood on the lake, on the ice. Her hair was blac and long. It reached the waist. Her left milky hand restd on the hips and the white pupils fixed on them. No...on his Guru. </text:p>
      <text:p text:style-name="P11"/>
      <text:p text:style-name="P11">"You made me worry..."</text:p>
      <text:p text:style-name="P11"><text:soft-page-break/></text:p>
      <text:p text:style-name="P11">"I was scared to. Tonight is the night?"</text:p>
      <text:p text:style-name="P11"/>
      <text:p text:style-name="P11">She shook her head slightly. "Tomorrow..." The soft pitch, almost musical voice said. </text:p>
      <text:p text:style-name="P11"/>
      <text:p text:style-name="P11">"And you must be the last one?" she glanced at the boy still standing on the edge on the waters. While his Guru had already walked ahead to the godess. </text:p>
      <text:p text:style-name="P11"/>
      <text:p text:style-name="P11">"I call him Anta." His Guru extend the hand calling his disciple. "He doesn't know everything. "</text:p>
      <text:p text:style-name="P11"/>
      <text:p text:style-name="P11">"Why?" she asked.</text:p>
      <text:p text:style-name="P11"/>
      <text:p text:style-name="P11">Anta lefft Devdutt on the shore. Her weight could crumble the sheet of ice. It would be difficult to pull them out. Besides the mare seemed to be hungry and was eating the grass which gre on the sides. He gave a final look just to make sure she was calm and then went to his teacher.</text:p>
      <text:p text:style-name="P11"/>
      <text:p text:style-name="P11">"I just...I thought we'll have more time."</text:p>
      <text:p text:style-name="P11"/>
      <text:p text:style-name="P11"><text:soft-page-break/>she looked down. The smile which somehow lifted Anta's heart was fading " I couldn't endure much longer. It was a selfish..."</text:p>
      <text:p text:style-name="P11"/>
      <text:p text:style-name="P11">"It's not your fault. Thank you for sticking out this long. You didn't had too."</text:p>
      <text:p text:style-name="P11"/>
      <text:p text:style-name="P11">"I made a promise...didn't I?"</text:p>
      <text:p text:style-name="P11"/>
      <text:p text:style-name="P11">The suffocation was not present here. The constant weight which bringing you down like a noose on your neck was gone. What was she? Who was she?</text:p>
      <text:p text:style-name="P11"/>
      <text:p text:style-name="P11">"Name is Anta" He bent down and touched her cold wet feet. They were soft, fair. "Is she your wife?"</text:p>
      <text:p text:style-name="P11"/>
      <text:p text:style-name="P11">She laughed. Covering her mouth to hide the teeth as she shook her head. The winds was breezed yet she felt none of it. Her arms were bare, so was her feet, kissing the ice beneath. She wore no lavishments, no makeup. She needed none. There was beauty in her simplicity. She didn't had the most attratcive curves, not a size zero waist and yet Anta had not seen a more touching laugh or a voice so serene. He could hear her speak all <text:soft-page-break/>his life. So he tried to deflect the thought that she only had a day on this world. Her second last night.</text:p>
      <text:p text:style-name="P11"/>
      <text:p text:style-name="P11">"Your girlfriend then?" </text:p>
      <text:p text:style-name="P11"/>
      <text:p text:style-name="P11">"He wish..."</text:p>
      <text:p text:style-name="P11"/>
      <text:p text:style-name="P11">Guru raised his brows on the comment but she continued ignoring him. The only person who ever did.</text:p>
      <text:p text:style-name="P11"/>
      <text:p text:style-name="P11">"He was the teacher of my son. A good one. "</text:p>
      <text:p text:style-name="P11"/>
      <text:p text:style-name="P11">"Was he one of the four?"</text:p>
      <text:p text:style-name="P11"/>
      <text:p text:style-name="P11">"The best one among them..." His Guru replied</text:p>
      <text:p text:style-name="P11"/>
      <text:p text:style-name="P11">"Even better then me?"</text:p>
      <text:p text:style-name="P11"/>
      <text:p text:style-name="P11">"Far better then you" she bent down looking in his eyes. She had silver pupils. No one has eyes like those. Except for demons. Taunting, teasing look on her face. </text:p>
      <text:p text:style-name="P11"/>
      <text:p text:style-name="P11">"But you're just starting. Like he did once. You may catch up....emphasis on 'may'." she grinned.</text:p>
      <text:p text:style-name="P11"><text:soft-page-break/></text:p>
      <text:p text:style-name="P11">"You're a ...you're a mom?"</text:p>
      <text:p text:style-name="P11"/>
      <text:p text:style-name="P11">"Don't look like one hah? I bet you thought I was only a few years older than you. Well I can be" </text:p>
      <text:p text:style-name="P11"/>
      <text:p text:style-name="P11">The woman who morphed, Her height shrunk, the clothes adapted to her new build. The hair gew shorter and now she was the one who looked up to meet eyes with Anta. The woman of nearly 30 was now around 13. 4 years younger than Anta. </text:p>
      <text:p text:style-name="P11"/>
      <text:p text:style-name="P11">"Or I can be 80 year old if you prefer?"</text:p>
      <text:p text:style-name="P11"/>
      <text:p text:style-name="P11">"No I loved the first one..." he blurted out shivering. Sweat dripped from his forhead. His Guru gazing at him.</text:p>
      <text:p text:style-name="P11"/>
      <text:p text:style-name="P11">"You loved huh?" She morphed back to being a woman. Her saree grew back to adapt. The hair was waist long again. The only thing which didn't changed between all her forms was her pupils. They were still silver crystals, reflecting Anta's face in them. "Well at least we know your taste. "</text:p>
      <text:p text:style-name="P11"/>
      <text:p text:style-name="P11"><text:soft-page-break/>Anta hid his face. Something he did rarely. But today he was being shredded like a paper. The layers peeled back and his secrets leaking out. </text:p>
      <text:p text:style-name="P11"/>
      <text:p text:style-name="P11">"Well I prefer to be in this form too..." The woman tapped the shoulders of the teacher.</text:p>
      <text:p text:style-name="P11"/>
      <text:p text:style-name="P11">"See even your student is blushing. At least he knows when to do it."</text:p>
      <text:p text:style-name="P11"/>
      <text:p text:style-name="P11">"I don't fault him <text:s/>" </text:p>
      <text:p text:style-name="P11"/>
      <text:p text:style-name="P11">"Look up boy. This may be your last chance to gaze on the mose beaiutiful woman in your life." </text:p>
      <text:p text:style-name="P11"/>
      <text:p text:style-name="P11">"oh, so you can praise. I just thought your were jealous all this time."</text:p>
      <text:p text:style-name="P11"/>
      <text:p text:style-name="P11">"Not in the least. I just hated the show off you were. Still hate it. But I gues it doesn't matter anymore."</text:p>
      <text:p text:style-name="P11"/>
      <text:p text:style-name="P11">"Well it matter's to me..." she said. "you will be gone but I still have to live."</text:p>
      <text:p text:style-name="P11">“You won’t be here though...”</text:p>
      <text:p text:style-name="P9"><text:soft-page-break/><text:tab/>“Unlike you I don’t get Moksha...It is denied.” she squirmed, uneasy. First lines on her forehead since I met her.</text:p>
      <text:p text:style-name="P9"><text:tab/>“Sorry...”</text:p>
      <text:p text:style-name="P9"><text:tab/>She said nothing. Her gaze on me. “When you’re gone,” she gently raced her fingers under my chin. They were cool, frosty and soft like cotton. Her eyes were fixed on the boy infront of her but her words weren't for him. They were for his Guru. “I’ll miss you. Probably the only Human I ever will.”</text:p>
      <text:p text:style-name="P9"/>
      <text:p text:style-name="P11">"Gone?" I asked shifting my eyes to him. Her hand stopped suddenly. Why did it stop? Gur...Parshuram smiled. He simply nodded. AS if it was something obvious. A boy who barely had an idea of his country was supposed to understand the world, the gods and even their ends. How? </text:p>
      <text:p text:style-name="P11">I know I wanted to grow up early. Every kid wants to but also like them I regretted it. IF only….</text:p>
      <text:p text:style-name="P11"/>
      <text:p text:style-name="P11">“Well, we knew this day would come. I just wished I could prepare you for what’s next….”</text:p>
      <text:p text:style-name="P11"/>
      <text:p text:style-name="P11">“No” I shook my head. “No, no. I...I’m not ready. You said so yourself. Neither are you nor am I.”</text:p>
      <text:p text:style-name="P11"/>
      <text:p text:style-name="P11"><text:soft-page-break/>He forced a chuckle as he bent down to my level. His eyes looking up now and mine looking down on him. You could see the scars on his face up this close. The gash under his ear, the slight cut on the nostril, a mole above his brow and the eyes which shown copper in the silver light. “I’ve lived for nine thousand years kid. Anta.” He held me. “And six thousand of them were preparing for this moment. For my last student. For the Tenth. For You. We don't get to choose our time. It is already chosen for us.”</text:p>
      <text:p text:style-name="P11"/>
      <text:p text:style-name="P11">“You can’t do this.” The eyes became hazy, blurry, wet. “I won’t let you” The voiced, caved in as it breaked. “I can’t let you. How can I live without you?”</text:p>
      <text:p text:style-name="P11"/>
      <text:p text:style-name="P11">“There are six more like me Anta.” For the first time his smile never faded throughout the talk. “Six more who are waiting for you like me. Six more who will take care of you ,like brothers, fathers and the ones who you have to take care of like sons, daughters. People who still need you and the ones you need.”</text:p>
      <text:p text:style-name="P11"/>
      <text:p text:style-name="P11">“The ones who will leave me like you. ” The words faded. The world <text:s/>faded. I finally faded. “They are stuck too right? They need me to free themselves. LIke you. Like her.” Is that <text:soft-page-break/>why I became what I became? I still ask myself that. What if I had a normal life. With a teacher who never left. Family who never abandoned me. CHildren who didn’t tried to kill their own father and a love who never betrayed. I wondered where would I be if I had any of that. </text:p>
      <text:p text:style-name="P11">“Kid you want take the only thing I've waited so long to get.”</text:p>
      <text:p text:style-name="P11">“I'm not going to let you go. Besides you're immortal. How can you just leave?”</text:p>
      <text:p text:style-name="P11"/>
      <text:p text:style-name="P11">“”</text:p>
      <text:p text:style-name="P11"/>
      <text:p text:style-name="P11">…........................................</text:p>
      <text:p text:style-name="P11"/>
      <text:p text:style-name="P11">Scene Ideas:</text:p>
      <text:p text:style-name="P11">“A hero doesn't make the Story. But the story can make a man, a hero..”</text:p>
      <text:p text:style-name="P11">“A few companions go on a trip, they face danger, adversities. Some don't return. The ones who do are too weak and injured. They survived because either they were too lucky or too coward compared to their friends. Yet, they are the ones who become heroes. Bards sing of how they bravely faced the dangers and weeped when their companions died. In truth, those men didn't even had the courage to burry them. They left them in <text:soft-page-break/>hurry. Saving their own hide which was about to be stripped next. And when they returned they lied.”</text:p>
      <text:p text:style-name="P11"/>
      <text:p text:style-name="P11"/>
      <text:p text:style-name="P11">…...............................</text:p>
      <text:p text:style-name="P11">“Had I been a normal man I would've taken you as a son. Raised you like a normal child in a world I used to know. I would've fought hard for you. Fought the world for you. But instead you are my salvation. I've treated you such all this time.” Parshuram said as he died.</text:p>
      <text:p text:style-name="P11"/>
      <text:p text:style-name="P11">….....................</text:p>
      <text:p text:style-name="P11">“You know stories which most men have forgotten. You know secrets that even the dead gods didn't. Cause if they did, they would've fought a little harder. And you are the only one who is allowed. ”</text:p>
      <text:p text:style-name="P11"/>
      <text:p text:style-name="P9">…..............................</text:p>
      <text:p text:style-name="P9"/>
      <text:p text:style-name="P9"/>
      <text:p text:style-name="P9"><text:tab/>“You haven't told him, have you?”</text:p>
      <text:p text:style-name="P9"><text:tab/></text:p>
      <text:p text:style-name="P9"><text:tab/>“He doesn't need to know.”</text:p>
      <text:p text:style-name="P9"/>
      <text:p text:style-name="P9"><text:soft-page-break/><text:tab/>I knew one of the voices. Recognized it, grew up hearing it scold me. Teach me. But other was feeble, unfamiliar, weak. Almost like she was sick. Yet it was a voice I hadn't heard before. I hadn't herad anything like it before. It was brittle, croaking. Almost like frog speaking with a human tounge.</text:p>
      <text:p text:style-name="P9"><text:tab/>“Can't you do it now?” he asked.</text:p>
      <text:p text:style-name="P9"><text:tab/>“I can't even take a form here. Even talking strains me. It's as far as I can stratch myself.”</text:p>
      <text:p text:style-name="P9"/>
      <text:p text:style-name="P9"><text:tab/>“that's why I couldn't hear you yesterday. And that's why I sensed it. You're leaving...” </text:p>
      <text:p text:style-name="P9"><text:tab/>There was no reply for a moment. </text:p>
      <text:p text:style-name="P9"><text:tab/>“You don't have much time Ram. Maybe if you reach a little closer. Maybe to a place where I can take form. Maybe then...”</text:p>
      <text:p text:style-name="P9"><text:tab/>“There are a lot of 'maybe's' in your speak.” He interrupted. “Just tell me how much?”</text:p>
      <text:p text:style-name="P9"/>
      <text:p text:style-name="P9"><text:tab/>“5 days at most...” </text:p>
      <text:p text:style-name="P9"><text:tab/>He turned without saying anything. He was going back to our camp. I laid my final trap down and waited for him to clear out of sight. It would seem weird if both of us returned at the same time. </text:p>
      <text:p text:style-name="P9"><text:tab/>“He could start to despise you if you delay it any longer...” The reverberated voice said once more. “Don't force <text:soft-page-break/>him...” My Guru's steps halted. Shackled by the words spoken by someone invisible. </text:p>
      <text:p text:style-name="P9"/>
      <text:p text:style-name="P9"><text:tab/></text:p>
      <text:p text:style-name="P9"><text:tab/>“One can't back out of the path laid in front.”</text:p>
      <text:p text:style-name="P9"/>
      <text:p text:style-name="P9"><text:tab/>“But you can choose not to walk on it...” Those were the final fading words of...of...something. It died afterwards and the guru resumed his pace. <text:tab/></text:p>
      <text:p text:style-name="P9"><text:tab/></text:p>
      <text:p text:style-name="P9"><text:tab/>I waited for his steps to become an echo and even then some just to make sure. As I walked on the cold large stones on the bank I searched for the place where he stood. From where he talked to that other ...person. If even that was a person!? I climbed a to a higher stone and left my bow. Guru stood here. This very spot. The air was normal like evrywhere else. Warm, uncomfortable and filled with ash. HE eyes were down. But down was the river. Surely he wasn't....nah,. But he did treat her as <text:s/>a being. Can she really talk? </text:p>
      <text:p text:style-name="P9"/>
      <text:p text:style-name="P9"><text:tab/>“Are you there?” I whispered. </text:p>
      <text:p text:style-name="P9"><text:tab/>“What hasn't he told me?” I waited. But there was no reply. No one talked back. </text:p>
      <text:p text:style-name="P9"/>
      <text:p text:style-name="P9"><text:soft-page-break/>….................</text:p>
      <text:p text:style-name="P9"><text:tab/>“Why didn't you use the net?”</text:p>
      <text:p text:style-name="P9"><text:tab/>“There are no fishes in the river.” I slammed off the traps on the ground. All of them were empty. “Unless you want to eat dead people. We won't get any food out of it”</text:p>
      <text:p text:style-name="P11"><text:s/></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ourier New" fo:font-size="10pt" fo:language="en" fo:country="US"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ourier New" fo:font-size="10pt" style:font-name-asian="Courier New1" style:font-size-asian="10pt" style:font-name-complex="Courier New1" style:font-size-complex="10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fo:line-height="100%" fo:text-align="end" style:justify-single-word="false"/>
    </style:style>
    <style:style style:name="MP2" style:family="paragraph" style:parent-style-name="Standard">
      <style:paragraph-properties loext:contextual-spacing="false" fo:margin-top="0cm" fo:margin-bottom="0cm" fo:line-height="100%"/>
    </style:style>
    <style:style style:name="MT1" style:family="text">
      <style:text-properties fo:font-size="12pt" style:font-size-asian="12pt" style:font-size-complex="12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t;$surname&gt; / Final Avtar / </text:span><text:page-number text:select-page="current">47</text:page-number></text:p>
      </style:header>
      <style:footer>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21T13:03:38</meta:creation-date>
    <meta:generator>OpenOffice/4.1.7$Win32 OpenOffice.org_project/417m1$Build-9800</meta:generator>
    <dc:date>2021-04-05T10:59:23.36</dc:date>
    <dc:creator>savior </dc:creator>
    <meta:editing-duration>PT22H31M5S</meta:editing-duration>
    <meta:editing-cycles>198</meta:editing-cycles>
    <meta:document-statistic meta:table-count="1" meta:image-count="0" meta:object-count="0" meta:page-count="47" meta:paragraph-count="283" meta:word-count="8289" meta:character-count="43585"/>
  </office:meta>
</office:document-meta>
</file>